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2"/>
          <table:table-cell office:value-type="string" calcext:value-type="string">
            <text:p>Комисси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s -activate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комиссия </text:p>
          </table:table-cell>
          <table:table-cell office:value-type="float" office:value="50" calcext:value-type="float">
            <text:p>50</text:p>
          </table:table-cell>
          <table:table-cell table:formula="of:=[.B3]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ropay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190" calcext:value-type="float">
            <text:p>190</text:p>
          </table:table-cell>
        </table:table-row>
        <table:table-row table:style-name="ro1">
          <table:table-cell table:style-name="ce1" office:value-type="string" calcext:value-type="string">
            <text:p>комиссия </text:p>
          </table:table-cell>
          <table:table-cell office:value-type="float" office:value="50" calcext:value-type="float">
            <text:p>50</text:p>
          </table:table-cell>
          <table:table-cell table:formula="of:=[.B5]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ill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190" calcext:value-type="float">
            <text:p>190</text:p>
          </table:table-cell>
        </table:table-row>
        <table:table-row table:style-name="ro1">
          <table:table-cell table:style-name="ce1" office:value-type="string" calcext:value-type="string">
            <text:p>комиссия </text:p>
          </table:table-cell>
          <table:table-cell office:value-type="float" office:value="50" calcext:value-type="float">
            <text:p>50</text:p>
          </table:table-cell>
          <table:table-cell table:formula="of:=[.B7]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ериф ЯД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800" calcext:value-type="float">
            <text:p>800</text:p>
          </table:table-cell>
          <table:table-cell/>
        </table:table-row>
        <table:table-row table:style-name="ro1">
          <table:table-cell office:value-type="string" calcext:value-type="string">
            <text:p>оплата ЯД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TIM</text:p>
          </table:table-cell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комиссия за переводы – </text:p>
          </table:table-cell>
          <table:table-cell office:value-type="float" office:value="700" calcext:value-type="float">
            <text:p>700</text:p>
          </table:table-cell>
          <table:table-cell table:formula="of:=[.B11]" office:value-type="float" office:value="700" calcext:value-type="float">
            <text:p>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L</text:p>
          </table:table-cell>
          <table:table-cell office:value-type="float" office:value="600" calcext:value-type="float">
            <text:p>600</text:p>
          </table:table-cell>
          <table:table-cell table:number-columns-repeated="3"/>
        </table:table-row>
        <table:table-row table:style-name="ro1">
          <table:table-cell/>
          <table:table-cell table:formula="of:=SUM([.B2:.B13])" office:value-type="float" office:value="6730" calcext:value-type="float">
            <text:p>6730</text:p>
          </table:table-cell>
          <table:table-cell table:formula="of:=SUM([.C2:.C13])" office:value-type="float" office:value="850" calcext:value-type="float">
            <text:p>85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9">00/00/0000</text:date>, <text:time style:data-style-name="N2" text:time-value="10:35:05.2312084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9T07:18:02.746642753</meta:creation-date>
    <dc:date>2017-08-29T10:58:53.477086554</dc:date>
    <meta:editing-duration>PT20M15S</meta:editing-duration>
    <meta:editing-cycles>2</meta:editing-cycles>
    <meta:generator>LibreOffice/4.3.3.2$Linux_x86 LibreOffice_project/430m0$Build-2</meta:generator>
    <meta:document-statistic meta:table-count="1" meta:cell-count="34" meta:object-count="0"/>
  </office:meta>
</office:document-meta>
</file>